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Bitstream Vera Sans" fo:font-size="22pt" style:font-size-asian="22pt" style:font-size-complex="22pt"/>
    </style:style>
    <style:style style:name="P2" style:family="paragraph" style:parent-style-name="Standard">
      <style:paragraph-properties fo:text-align="center" style:justify-single-word="false"/>
      <style:text-properties style:font-name="Bitstream Vera Sans" fo:font-size="16pt" style:font-size-asian="16pt" style:font-size-complex="16pt"/>
    </style:style>
    <style:style style:name="P3" style:family="paragraph" style:parent-style-name="Standard">
      <style:paragraph-properties fo:break-before="page"/>
    </style:style>
    <style:style style:name="P4"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5" style:family="paragraph" style:parent-style-name="CodeBlock">
      <style:paragraph-properties fo:margin-left="1in" fo:margin-right="0in" fo:text-indent="0in" style:auto-text-indent="false"/>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8161in" svg:y="9.8957in" svg:width="0.8827in" svg:height="0.311in" draw:z-index="0">
        <draw:image xlink:href="Pictures/10000201000000580000001FCE58C672.png" xlink:type="simple" xlink:show="embed" xlink:actuate="onLoad"/>
      </draw:frame>
      <text:p text:style-name="P4"/>
      <text:p text:style-name="P1"/>
      <text:p text:style-name="P1"/>
      <text:p text:style-name="P1"/>
      <text:p text:style-name="P1"/>
      <text:p text:style-name="P1"/>
      <text:p text:style-name="P1"/>
      <text:p text:style-name="P1"/>
      <text:p text:style-name="P1"/>
      <text:p text:style-name="P1"/>
      <text:p text:style-name="P1"/>
      <text:p text:style-name="P1">Learning to Program with Haiku</text:p>
      <text:p text:style-name="P2"/>
      <text:p text:style-name="P2">Unit 1 Review</text:p>
      <text:p text:style-name="P2"/>
      <text:p text:style-name="P2">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ll material © 2010 DarkWyrm</text:p>
      <text:p text:style-name="P3">Let's take a little time to go over what we've learned so far in this unit. We've come quite a distance from the very beginning in Lesson 1 to our first real project in Lesson 5. Try to answer each of the questions below off the top of your head, but don't be afraid to go back and look up the answers if you're stumped or a just a little fuzzy on something. You can find the answers to all of these questions at the end of Lesson 6.</text:p>
      <text:h text:style-name="Heading_20_2" text:outline-level="2">Review Questions</text:h>
      <text:p text:style-name="Standard"/>
      <text:p text:style-name="Standard">Lesson 1</text:p>
      <text:p text:style-name="Standard"/>
      <text:list xml:id="list320576779" text:style-name="L1">
        <text:list-item>
          <text:p text:style-name="P6">What is machine code?</text:p>
        </text:list-item>
        <text:list-item>
          <text:p text:style-name="P6">What is source code?</text:p>
        </text:list-item>
      </text:list>
      <text:p text:style-name="Standard"/>
      <text:p text:style-name="Standard">Lesson 2</text:p>
      <text:p text:style-name="Standard"/>
      <text:list xml:id="list2085923945" text:style-name="L2">
        <text:list-item>
          <text:p text:style-name="P7">What are the two ways of adding comments to your code?</text:p>
        </text:list-item>
        <text:list-item>
          <text:p text:style-name="P7">What are the four tools used to turn source code into machine code?</text:p>
        </text:list-item>
        <text:list-item>
          <text:p text:style-name="P7">Name and define the two general classes of programming errors.</text:p>
        </text:list-item>
      </text:list>
      <text:p text:style-name="Standard"/>
      <text:p text:style-name="Standard">Lesson 3</text:p>
      <text:p text:style-name="Standard"/>
      <text:list xml:id="list1008555736" text:style-name="L3">
        <text:list-item>
          <text:p text:style-name="P8">What is the numerical result of <text:span text:style-name="Code">10 % 4</text:span> ?</text:p>
        </text:list-item>
        <text:list-item>
          <text:p text:style-name="P8">What is the difference between <text:span text:style-name="Code">++i</text:span> and <text:span text:style-name="Code">i++</text:span>?</text:p>
        </text:list-item>
        <text:list-item>
          <text:p text:style-name="P8">What is a shorter way of writing <text:span text:style-name="Code">myVar = myVar * 5</text:span> ?</text:p>
        </text:list-item>
        <text:list-item>
          <text:p text:style-name="P8">Why is == used instead of = for comparing two quantities?</text:p>
        </text:list-item>
        <text:list-item>
          <text:p text:style-name="P8">What is the <text:span text:style-name="Code">printf</text:span> placeholder for a <text:span text:style-name="Code">float</text:span>?</text:p>
        </text:list-item>
        <text:list-item>
          <text:p text:style-name="P8">What are parameters?</text:p>
        </text:list-item>
        <text:list-item>
          <text:p text:style-name="P8">What is the difference between the types <text:span text:style-name="Code">int</text:span> and <text:span text:style-name="Code">long</text:span>?</text:p>
        </text:list-item>
        <text:list-item>
          <text:p text:style-name="P8">What is the numerical result of 10 / 4? 10.0 / 4.0?</text:p>
        </text:list-item>
      </text:list>
      <text:p text:style-name="Standard"/>
      <text:p text:style-name="Standard">Lesson 4</text:p>
      <text:p text:style-name="Standard"/>
      <text:list xml:id="list350365666" text:style-name="L4">
        <text:list-item>
          <text:p text:style-name="P9">In the following code snippet, will anything be printed? Why?</text:p>
        </text:list-item>
      </text:list>
      <text:p text:style-name="Standard"/>
      <text:p text:style-name="P5"><text:span text:style-name="keyword3_5f_cpp">int</text:span> i <text:span text:style-name="symbol1_5f_cpp">=</text:span> <text:span text:style-name="number_5f_cpp">0</text:span><text:span text:style-name="symbol4_5f_cpp">;</text:span></text:p>
      <text:p text:style-name="P5"/>
      <text:p text:style-name="P5"><text:span text:style-name="keyword0_5f_cpp">if</text:span> <text:span text:style-name="symbol0_5f_cpp">(</text:span>i<text:span text:style-name="symbol0_5f_cpp">)</text:span></text:p>
      <text:p text:style-name="P5"><text:tab/><text:span text:style-name="keyword2_5f_cpp">printf</text:span><text:span text:style-name="symbol0_5f_cpp">(</text:span><text:span text:style-name="string_5f_cpp">"Spam and eggs.</text:span><text:span text:style-name="escaped_5f_cpp">\n</text:span><text:span text:style-name="string_5f_cpp">"</text:span><text:span text:style-name="symbol0_5f_cpp">)</text:span><text:span text:style-name="symbol4_5f_cpp">;</text:span></text:p>
      <text:p text:style-name="P5"/>
      <text:list xml:id="list1960638606" text:style-name="L5">
        <text:list-item>
          <text:p text:style-name="P10">What operator should replace the word OR in the following code: <text:span text:style-name="Code">if (a == b </text:span>OR<text:span text:style-name="Code"> a == c) </text:span>in order for the <text:span text:style-name="Code">if</text:span> statement to evaluate as true if either condition is true?</text:p>
        </text:list-item>
        <text:list-item>
          <text:p text:style-name="P10">What do each of the three sections of a <text:span text:style-name="Code">for</text:span> loop control block do?</text:p>
        </text:list-item>
      </text:list>
      <text:p text:style-name="Standard"/>
      <text:p text:style-name="Standard">Lesson 5</text:p>
      <text:p text:style-name="Standard"/>
      <text:list xml:id="list1111987774" text:style-name="L6">
        <text:list-item>
          <text:p text:style-name="P11">What is a segmentation fault?</text:p>
        </text:list-item>
        <text:list-item>
          <text:p text:style-name="P11">What is the last valid index for an array with 10 elements?</text:p>
        </text:list-item>
        <text:list-item>
          <text:p text:style-name="P11">Why is it important to initialize a pointer to a known-good value or to NULL?</text:p>
        </text:list-item>
        <text:list-item>
          <text:p text:style-name="P11">Which of these is a string, <text:span text:style-name="Code">'a'</text:span> or <text:span text:style-name="Code">"a"</text:span> ?</text:p>
        </text:list-item>
        <text:list-item>
          <text:p text:style-name="P11"><text:soft-page-break/>A string is an array of what type?</text:p>
        </text:list-item>
        <text:list-item>
          <text:p text:style-name="P11">Which header file (#include) that we have been using contains helper functions for working with string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de" style:family="text">
      <style:text-properties style:font-name="DejaVu Sans Mono1"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11T08:55:39</meta:creation-date>
    <dc:date>2010-01-29T04:16:43</dc:date>
    <meta:editing-duration>PT13H00M50S</meta:editing-duration>
    <meta:editing-cycles>264</meta:editing-cycles>
    <meta:generator>OpenOffice.org/3.0$Linux OpenOffice.org_project/300m15$Build-9379</meta:generator>
    <meta:document-statistic meta:table-count="0" meta:image-count="1" meta:object-count="0" meta:page-count="3" meta:paragraph-count="36" meta:word-count="389" meta:character-count="1898"/>
    <meta:user-defined meta:name="Info 1"/>
    <meta:user-defined meta:name="Info 2"/>
    <meta:user-defined meta:name="Info 3"/>
    <meta:user-defined meta:name="Info 4"/>
  </office:meta>
</office:document-meta>
</file>